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Arial" officeooo:rsid="001006c0" officeooo:paragraph-rsid="001006c0"/>
    </style:style>
    <style:style style:name="P2" style:family="paragraph" style:parent-style-name="Standard">
      <style:paragraph-properties fo:text-align="center" style:justify-single-word="false"/>
      <style:text-properties style:font-name="Arial" fo:font-weight="bold" officeooo:rsid="001006c0" officeooo:paragraph-rsid="001006c0" style:font-weight-asian="bold" style:font-weight-complex="bold"/>
    </style:style>
    <style:style style:name="P3" style:family="paragraph" style:parent-style-name="Standard">
      <style:text-properties style:font-name="Arial" fo:font-weight="bold" officeooo:rsid="001077a3" officeooo:paragraph-rsid="001077a3" style:font-weight-asian="bold" style:font-weight-complex="bold"/>
    </style:style>
    <style:style style:name="P4" style:family="paragraph" style:parent-style-name="Standard">
      <style:text-properties style:font-name="Arial" fo:font-weight="bold" officeooo:rsid="0014b4b8" officeooo:paragraph-rsid="0014b4b8" style:font-weight-asian="bold" style:font-weight-complex="bold"/>
    </style:style>
    <style:style style:name="P5" style:family="paragraph" style:parent-style-name="Standard">
      <style:text-properties style:font-name="Arial" fo:font-weight="bold" officeooo:rsid="001fa6a4" officeooo:paragraph-rsid="001fa6a4" style:font-weight-asian="bold" style:font-weight-complex="bold"/>
    </style:style>
    <style:style style:name="P6" style:family="paragraph" style:parent-style-name="Standard">
      <style:text-properties style:font-name="Arial" fo:font-weight="bold" officeooo:rsid="00111e2a" officeooo:paragraph-rsid="00111e2a" fo:background-color="#e8f2a1" style:font-weight-asian="bold" style:font-weight-complex="bold"/>
    </style:style>
    <style:style style:name="P7" style:family="paragraph" style:parent-style-name="Standard">
      <style:text-properties style:font-name="Arial" fo:font-weight="bold" officeooo:rsid="001d69ee" officeooo:paragraph-rsid="001d69ee" fo:background-color="#ffffff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Arial" fo:font-size="22pt" fo:font-weight="bold" officeooo:rsid="001006c0" officeooo:paragraph-rsid="001006c0" style:font-size-asian="22pt" style:font-weight-asian="bold" style:font-size-complex="22pt" style:font-weight-complex="bold"/>
    </style:style>
    <style:style style:name="P9" style:family="paragraph" style:parent-style-name="Standard">
      <style:text-properties style:font-name="Arial" officeooo:rsid="001077a3" officeooo:paragraph-rsid="001077a3"/>
    </style:style>
    <style:style style:name="P10" style:family="paragraph" style:parent-style-name="Standard">
      <style:text-properties style:font-name="Arial" officeooo:rsid="00111e2a" officeooo:paragraph-rsid="00111e2a"/>
    </style:style>
    <style:style style:name="P11" style:family="paragraph" style:parent-style-name="Standard">
      <style:text-properties style:font-name="Arial" officeooo:rsid="00130b79" officeooo:paragraph-rsid="00130b79"/>
    </style:style>
    <style:style style:name="P12" style:family="paragraph" style:parent-style-name="Standard">
      <style:text-properties style:font-name="Arial" officeooo:rsid="000742d0" officeooo:paragraph-rsid="00130b79" fo:background-color="#ffff00"/>
    </style:style>
    <style:style style:name="P13" style:family="paragraph" style:parent-style-name="Standard">
      <style:text-properties style:font-name="Arial" officeooo:rsid="00158b50" officeooo:paragraph-rsid="00158b50" fo:background-color="#ffff00"/>
    </style:style>
    <style:style style:name="P14" style:family="paragraph" style:parent-style-name="Standard">
      <style:text-properties style:font-name="Arial" officeooo:rsid="000742d0" officeooo:paragraph-rsid="00130b79"/>
    </style:style>
    <style:style style:name="P15" style:family="paragraph" style:parent-style-name="Standard">
      <style:text-properties style:font-name="Arial" officeooo:rsid="0014b4b8" officeooo:paragraph-rsid="0014b4b8"/>
    </style:style>
    <style:style style:name="P16" style:family="paragraph" style:parent-style-name="Standard">
      <style:text-properties style:font-name="Arial" officeooo:rsid="000742d0" officeooo:paragraph-rsid="00130b79" fo:background-color="#ffd7d7"/>
    </style:style>
    <style:style style:name="P17" style:family="paragraph" style:parent-style-name="Standard">
      <style:text-properties style:font-name="Arial" officeooo:rsid="0014b4b8" officeooo:paragraph-rsid="0014b4b8" fo:background-color="#ffd7d7"/>
    </style:style>
    <style:style style:name="P18" style:family="paragraph" style:parent-style-name="Standard">
      <style:text-properties style:font-name="Arial" officeooo:rsid="00158b50" officeooo:paragraph-rsid="0014b4b8" fo:background-color="#ffd7d7"/>
    </style:style>
    <style:style style:name="P19" style:family="paragraph" style:parent-style-name="Standard">
      <style:text-properties style:font-name="Arial" officeooo:rsid="00158b50" officeooo:paragraph-rsid="00158b50" fo:background-color="#ffd7d7"/>
    </style:style>
    <style:style style:name="P20" style:family="paragraph" style:parent-style-name="Standard">
      <style:text-properties style:font-name="Arial" officeooo:rsid="001f0dfb" officeooo:paragraph-rsid="001f00f8" fo:background-color="#ffffff"/>
    </style:style>
    <style:style style:name="P21" style:family="paragraph" style:parent-style-name="Standard">
      <style:text-properties style:font-name="Arial" officeooo:rsid="001f00f8" officeooo:paragraph-rsid="001f00f8" fo:background-color="#ffffff"/>
    </style:style>
    <style:style style:name="P22" style:family="paragraph" style:parent-style-name="Standard">
      <style:text-properties style:font-name="Arial" officeooo:rsid="001fa6a4" officeooo:paragraph-rsid="001fa6a4" fo:background-color="#ffffff"/>
    </style:style>
    <style:style style:name="P23" style:family="paragraph" style:parent-style-name="Standard">
      <style:text-properties style:font-name="Arial" officeooo:rsid="0014b4b8" officeooo:paragraph-rsid="0014b4b8" fo:background-color="#ffffff"/>
    </style:style>
    <style:style style:name="P24" style:family="paragraph" style:parent-style-name="Standard">
      <style:text-properties style:font-name="Arial" officeooo:rsid="00158b50" officeooo:paragraph-rsid="00158b50" fo:background-color="#ffffff"/>
    </style:style>
    <style:style style:name="P25" style:family="paragraph" style:parent-style-name="Standard">
      <style:text-properties style:font-name="Arial" officeooo:rsid="0016c96b" officeooo:paragraph-rsid="0016c96b" fo:background-color="#ffffff"/>
    </style:style>
    <style:style style:name="P26" style:family="paragraph" style:parent-style-name="Standard">
      <style:text-properties style:font-name="Arial" officeooo:rsid="0016c96b" officeooo:paragraph-rsid="001a187e" fo:background-color="#ffffff"/>
    </style:style>
    <style:style style:name="P27" style:family="paragraph" style:parent-style-name="Standard">
      <style:text-properties style:font-name="Arial" officeooo:rsid="001a187e" officeooo:paragraph-rsid="001a187e" fo:background-color="#ffffff"/>
    </style:style>
    <style:style style:name="P28" style:family="paragraph" style:parent-style-name="Standard">
      <style:text-properties style:font-name="Arial" officeooo:rsid="00194001" officeooo:paragraph-rsid="00194001" fo:background-color="#ffffff"/>
    </style:style>
    <style:style style:name="P29" style:family="paragraph" style:parent-style-name="Standard">
      <style:text-properties style:font-name="Arial" officeooo:rsid="001a7e94" officeooo:paragraph-rsid="001a7e94" fo:background-color="#ffffff"/>
    </style:style>
    <style:style style:name="P30" style:family="paragraph" style:parent-style-name="Standard">
      <style:text-properties style:font-name="Arial" officeooo:rsid="001beae8" officeooo:paragraph-rsid="001beae8" fo:background-color="#ffffff"/>
    </style:style>
    <style:style style:name="P31" style:family="paragraph" style:parent-style-name="Standard">
      <style:text-properties style:font-name="Arial" officeooo:rsid="001d69ee" officeooo:paragraph-rsid="001d69ee" fo:background-color="#ffffff"/>
    </style:style>
    <style:style style:name="P32" style:family="paragraph" style:parent-style-name="Standard">
      <style:text-properties style:font-name="Arial" officeooo:rsid="001f0dfb" officeooo:paragraph-rsid="001f00f8"/>
    </style:style>
    <style:style style:name="P33" style:family="paragraph" style:parent-style-name="Standard">
      <style:text-properties style:font-name="Arial" fo:font-weight="normal" officeooo:rsid="001fa6a4" officeooo:paragraph-rsid="001fa6a4" style:font-weight-asian="normal" style:font-weight-complex="normal"/>
    </style:style>
    <style:style style:name="P34" style:family="paragraph" style:parent-style-name="Standard">
      <style:text-properties style:font-name="Arial" fo:font-size="16pt" fo:font-weight="bold" officeooo:rsid="001fa6a4" officeooo:paragraph-rsid="001fa6a4" fo:background-color="#ffffff" style:font-size-asian="16pt" style:font-weight-asian="bold" style:font-size-complex="16pt" style:font-weight-complex="bold"/>
    </style:style>
    <style:style style:name="P35" style:family="paragraph" style:parent-style-name="Standard">
      <style:text-properties style:font-name="Arial" officeooo:rsid="0014b4b8" officeooo:paragraph-rsid="0014b4b8" fo:background-color="#bbe33d"/>
    </style:style>
    <style:style style:name="P36" style:family="paragraph" style:parent-style-name="Standard">
      <style:text-properties officeooo:rsid="00158b50" officeooo:paragraph-rsid="00158b50" fo:background-color="#ffffff"/>
    </style:style>
    <style:style style:name="P37" style:family="paragraph" style:parent-style-name="Standard">
      <style:text-properties officeooo:rsid="0016c96b" officeooo:paragraph-rsid="001a187e" fo:background-color="#ffffff"/>
    </style:style>
    <style:style style:name="P38" style:family="paragraph" style:parent-style-name="Standard">
      <style:text-properties officeooo:rsid="001a187e" officeooo:paragraph-rsid="001a187e" fo:background-color="#ffffff"/>
    </style:style>
    <style:style style:name="P39" style:family="paragraph" style:parent-style-name="Standard">
      <style:text-properties officeooo:rsid="001a7e94" officeooo:paragraph-rsid="001a7e94" fo:background-color="#ffffff"/>
    </style:style>
    <style:style style:name="P40" style:family="paragraph" style:parent-style-name="Standard">
      <style:text-properties officeooo:rsid="001f00f8" officeooo:paragraph-rsid="001f00f8" fo:background-color="#ffffff"/>
    </style:style>
    <style:style style:name="P41" style:family="paragraph" style:parent-style-name="Standard">
      <style:text-properties officeooo:rsid="0014b4b8" officeooo:paragraph-rsid="0014b4b8" fo:background-color="#bbe33d"/>
    </style:style>
    <style:style style:name="P42" style:family="paragraph" style:parent-style-name="Standard">
      <style:text-properties officeooo:paragraph-rsid="00130b79" fo:background-color="#ffd7d7"/>
    </style:style>
    <style:style style:name="P43" style:family="paragraph" style:parent-style-name="Standard">
      <style:text-properties officeooo:rsid="0014b4b8" officeooo:paragraph-rsid="0014b4b8" fo:background-color="#ffd7d7"/>
    </style:style>
    <style:style style:name="P44" style:family="paragraph" style:parent-style-name="Standard">
      <style:paragraph-properties fo:break-before="page"/>
      <style:text-properties style:font-name="Arial" fo:font-weight="bold" officeooo:rsid="001006c0" officeooo:paragraph-rsid="001006c0" style:font-weight-asian="bold" style:font-weight-complex="bold"/>
    </style:style>
    <style:style style:name="P45" style:family="paragraph" style:parent-style-name="Standard">
      <style:paragraph-properties fo:break-before="page"/>
      <style:text-properties style:font-name="Arial" fo:font-weight="bold" officeooo:rsid="00130b79" officeooo:paragraph-rsid="00130b79" style:font-weight-asian="bold" style:font-weight-complex="bold"/>
    </style:style>
    <style:style style:name="P46" style:family="paragraph" style:parent-style-name="Standard">
      <style:paragraph-properties fo:break-before="page"/>
      <style:text-properties style:font-name="Arial" fo:font-weight="bold" officeooo:rsid="00111e2a" officeooo:paragraph-rsid="00111e2a" fo:background-color="#ffff00" style:font-weight-asian="bold" style:font-weight-complex="bold"/>
    </style:style>
    <style:style style:name="P47" style:family="paragraph" style:parent-style-name="Standard">
      <style:paragraph-properties fo:break-before="page"/>
      <style:text-properties style:font-name="Arial" fo:font-weight="bold" officeooo:rsid="0016c96b" officeooo:paragraph-rsid="0016c96b" fo:background-color="#ffffff" style:font-weight-asian="bold" style:font-weight-complex="bold"/>
    </style:style>
    <style:style style:name="P48" style:family="paragraph" style:parent-style-name="Standard">
      <style:paragraph-properties fo:break-before="page"/>
      <style:text-properties style:font-name="Arial" fo:font-weight="bold" officeooo:rsid="001f00f8" officeooo:paragraph-rsid="001f00f8" fo:background-color="#ffffff" style:font-weight-asian="bold" style:font-weight-complex="bold"/>
    </style:style>
    <style:style style:name="P49" style:family="paragraph" style:parent-style-name="Standard">
      <style:paragraph-properties fo:break-before="page"/>
      <style:text-properties fo:font-weight="bold" officeooo:rsid="001a7e94" officeooo:paragraph-rsid="001a7e94" fo:background-color="#ffffff" style:font-weight-asian="bold" style:font-weight-complex="bold"/>
    </style:style>
    <style:style style:name="P50" style:family="paragraph">
      <style:paragraph-properties fo:text-align="center"/>
    </style:style>
    <style:style style:name="P51" style:family="paragraph">
      <style:paragraph-properties fo:text-align="center" style:writing-mode="lr-tb"/>
    </style:style>
    <style:style style:name="P52" style:family="paragraph">
      <loext:graphic-properties draw:fill="solid" draw:fill-color="#ffffff"/>
      <style:paragraph-properties fo:text-align="center" style:writing-mode="lr-tb"/>
    </style:style>
    <style:style style:name="P53" style:family="paragraph">
      <loext:graphic-properties draw:fill="solid" draw:fill-color="#e8f2a1"/>
      <style:paragraph-properties fo:text-align="center" style:writing-mode="lr-tb"/>
    </style:style>
    <style:style style:name="P54" style:family="paragraph">
      <loext:graphic-properties draw:fill="solid" draw:fill-color="#ffff00"/>
      <style:paragraph-properties fo:text-align="center" style:writing-mode="lr-tb"/>
    </style:style>
    <style:style style:name="T1" style:family="text">
      <style:text-properties officeooo:rsid="00111e2a"/>
    </style:style>
    <style:style style:name="T2" style:family="text">
      <style:text-properties officeooo:rsid="00130b79"/>
    </style:style>
    <style:style style:name="T3" style:family="text">
      <style:text-properties fo:background-color="#ffffff" loext:char-shading-value="0"/>
    </style:style>
    <style:style style:name="T4" style:family="text">
      <style:text-properties officeooo:rsid="00130b79" fo:background-color="#ffffff" loext:char-shading-value="0"/>
    </style:style>
    <style:style style:name="T5" style:family="text">
      <style:text-properties officeooo:rsid="00078eef"/>
    </style:style>
    <style:style style:name="T6" style:family="text">
      <style:text-properties style:font-name="Arial"/>
    </style:style>
    <style:style style:name="T7" style:family="text">
      <style:text-properties style:font-name="Arial" officeooo:rsid="00077ac3"/>
    </style:style>
    <style:style style:name="T8" style:family="text">
      <style:text-properties style:font-name="Arial" officeooo:rsid="00130b79"/>
    </style:style>
    <style:style style:name="T9" style:family="text">
      <style:text-properties style:font-name="Arial" officeooo:rsid="00158b50"/>
    </style:style>
    <style:style style:name="T10" style:family="text">
      <style:text-properties style:font-name="Arial" fo:background-color="#ffd7d7" loext:char-shading-value="0"/>
    </style:style>
    <style:style style:name="T11" style:family="text">
      <style:text-properties style:font-name="Arial" fo:background-color="#bbe33d" loext:char-shading-value="0"/>
    </style:style>
    <style:style style:name="T12" style:family="text">
      <style:text-properties style:font-name="Arial" fo:background-color="#ffff00" loext:char-shading-value="0"/>
    </style:style>
    <style:style style:name="T13" style:family="text">
      <style:text-properties style:font-name="Arial" officeooo:rsid="00194001"/>
    </style:style>
    <style:style style:name="T14" style:family="text">
      <style:text-properties style:font-name="Arial" officeooo:rsid="001a187e"/>
    </style:style>
    <style:style style:name="T15" style:family="text">
      <style:text-properties style:font-name="Arial" officeooo:rsid="001a7e94"/>
    </style:style>
    <style:style style:name="T16" style:family="text">
      <style:text-properties style:font-name="Arial" fo:background-color="#ffffa6" loext:char-shading-value="0"/>
    </style:style>
    <style:style style:name="T17" style:family="text">
      <style:text-properties style:font-name="Arial" officeooo:rsid="001d69ee"/>
    </style:style>
    <style:style style:name="T18" style:family="text">
      <style:text-properties style:font-name="Arial" officeooo:rsid="001f0dfb"/>
    </style:style>
    <style:style style:name="T19" style:family="text">
      <style:text-properties officeooo:rsid="0014b4b8"/>
    </style:style>
    <style:style style:name="T20" style:family="text">
      <style:text-properties officeooo:rsid="001f00f8"/>
    </style:style>
    <style:style style:name="T21" style:family="text">
      <style:text-properties officeooo:rsid="00203a4a"/>
    </style:style>
    <style:style style:name="T22" style:family="text">
      <style:text-properties officeooo:rsid="001fa6a4"/>
    </style:style>
    <style:style style:name="T23" style:family="text">
      <style:text-properties officeooo:rsid="002134c1"/>
    </style:style>
    <style:style style:name="T24" style:family="text">
      <style:text-properties officeooo:rsid="0023b3c3"/>
    </style:style>
    <style:style style:name="T25" style:family="text">
      <style:text-properties officeooo:rsid="00252feb"/>
    </style:style>
    <style:style style:name="T26" style:family="text">
      <style:text-properties fo:font-size="9pt" style:font-size-asian="9pt" style:font-size-complex="9pt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gr1" style:family="graphic">
      <style:graphic-properties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color="#000000" draw:textarea-horizontal-align="center" draw:textarea-vertical-align="middle" style:run-through="foreground"/>
    </style:style>
    <style:style style:name="gr3" style:family="graphic">
      <style:graphic-properties svg:stroke-color="#000000" draw:fill="solid" draw:fill-color="#ffffff" draw:textarea-horizontal-align="justify" draw:textarea-vertical-align="middle" draw:auto-grow-height="false" fo:min-height="1.349cm" fo:min-width="2.99cm" style:run-through="foreground"/>
      <style:paragraph-properties style:writing-mode="lr-tb"/>
    </style:style>
    <style:style style:name="gr4" style:family="graphic">
      <style:graphic-properties svg:stroke-color="#000000" draw:fill="solid" draw:fill-color="#e8f2a1" draw:textarea-horizontal-align="justify" draw:textarea-vertical-align="middle" draw:auto-grow-height="false" fo:min-height="1.349cm" fo:min-width="3.972cm" style:run-through="foreground"/>
      <style:paragraph-properties style:writing-mode="lr-tb"/>
    </style:style>
    <style:style style:name="gr5" style:family="graphic">
      <style:graphic-properties svg:stroke-color="#000000" draw:fill="solid" draw:fill-color="#ffff00" draw:textarea-horizontal-align="justify" draw:textarea-vertical-align="middle" draw:auto-grow-height="false" fo:min-height="1.349cm" fo:min-width="2.99cm" style:run-through="foreground"/>
      <style:paragraph-properties style:writing-mode="lr-tb"/>
    </style:style>
    <style:style style:name="gr6" style:family="graphic">
      <style:graphic-properties svg:stroke-color="#000000" draw:marker-end="Arrow" draw:marker-end-width="0.176cm" draw:textarea-horizontal-align="center" draw:textarea-vertical-align="middle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2022 Fall CPSC 240-1 Final Program</text:p>
      <text:p text:style-name="P2">December 12, 2022: 1:00pm-4:00pm</text:p>
      <text:p text:style-name="P2">Harmonic Mean</text:p>
      <text:p text:style-name="P1"/>
      <text:p text:style-name="P1"/>
      <text:p text:style-name="P1"/>
      <text:p text:style-name="P5">Basic idea</text:p>
      <text:p text:style-name="P33"/>
      <text:p text:style-name="P33">The goal is that you show me your programming skills.</text:p>
      <text:p text:style-name="P33"/>
      <text:p text:style-name="P33">The problem description begins on the next page.</text:p>
      <text:p text:style-name="P33"/>
      <text:p text:style-name="P33">There are provisions for partial credit near the end of this document.</text:p>
      <text:p text:style-name="P33"/>
      <text:p text:style-name="P33">The Hello Chris program is still possible for 20 out of 100 points.</text:p>
      <text:p text:style-name="P33"/>
      <text:p text:style-name="P33">Don’t forget the bash file. <text:s/>A missing bash file earns 0 for the entire test.</text:p>
      <text:p text:style-name="P33"/>
      <text:p text:style-name="P33">Make sure you<text:span text:style-name="T23">r</text:span> bash file does not have Microsoft line endings. <text:s/><text:span text:style-name="T25">B</text:span>ash files <text:span text:style-name="T25">with Microsoft end-of-lines</text:span> will crash the program and the <text:span text:style-name="T25">program </text:span>earns 0 points.</text:p>
      <text:p text:style-name="P33"/>
      <text:p text:style-name="P33">This is a big one: <text:s/>Do not send me a link to your program stored in a cloud. <text:s/>Any links will be discard<text:span text:style-name="T25">ed</text:span> and <text:span text:style-name="T25">a zero is recorded for the score.</text:span></text:p>
      <text:p text:style-name="P33"/>
      <text:p text:style-name="P33"/>
      <text:p text:style-name="P33"/>
      <text:p text:style-name="P33"/>
      <text:p text:style-name="P33"/>
      <text:p text:style-name="P33"/>
      <text:p text:style-name="P33">Proceed to next page.</text:p>
      <text:p text:style-name="P44">The main idea</text:p>
      <text:p text:style-name="P1"/>
      <text:p text:style-name="P1">Make a program that computes the Harmonic Mean of numbers in an array. <text:s/>When we say “mean” we usually think of the common “arithmetic average”. <text:s/>The harmonic average is explained further on.</text:p>
      <text:p text:style-name="P1"/>
      <text:p text:style-name="P1"/>
      <text:p text:style-name="P1"/>
      <text:p text:style-name="P3">The calling diagram</text:p>
      <text:p text:style-name="P9"/>
      <text:p text:style-name="P9"><draw:g text:anchor-type="paragraph" draw:z-index="0" draw:name="Shape1" draw:style-name="gr1"><draw:line draw:name="Shape5_0" draw:style-name="gr2" draw:text-style-name="P50" svg:x1="3.447cm" svg:y1="5.828cm" svg:x2="14.639cm" svg:y2="5.775cm"><text:p/></draw:line><draw:custom-shape draw:name="Shape3_0" draw:style-name="gr3" draw:text-style-name="P52" svg:width="2.991cm" svg:height="1.35cm" svg:x="7.31cm" svg:y="0.214cm"><text:p text:style-name="P51">driver</text:p><text:p text:style-name="P51"><text:span text:style-name="T26">C or C++</text:span></text:p><draw:enhanced-geometry svg:viewBox="0 0 21600 21600" draw:type="rectangle" draw:enhanced-path="M 0 0 L 21600 0 21600 21600 0 21600 0 0 Z N"/></draw:custom-shape><draw:custom-shape draw:name="Shape3_1" draw:style-name="gr3" draw:text-style-name="P52" svg:width="2.991cm" svg:height="1.35cm" svg:x="7.31cm" svg:y="2.759cm"><text:p text:style-name="P51">supervisor.asm</text:p><draw:enhanced-geometry svg:viewBox="0 0 21600 21600" draw:type="rectangle" draw:enhanced-path="M 0 0 L 21600 0 21600 21600 0 21600 0 0 Z N"/></draw:custom-shape><draw:custom-shape draw:name="Shape3_2" draw:style-name="gr4" draw:text-style-name="P53" svg:width="3.973cm" svg:height="1.35cm" svg:x="1.621cm" svg:y="6.611cm"><text:p text:style-name="P51">random_fill_array.asm</text:p><draw:enhanced-geometry svg:viewBox="0 0 21600 21600" draw:type="rectangle" draw:enhanced-path="M 0 0 L 21600 0 21600 21600 0 21600 0 0 Z N"/></draw:custom-shape><draw:custom-shape draw:name="Shape3_3" draw:style-name="gr3" draw:text-style-name="P52" svg:width="2.991cm" svg:height="1.35cm" svg:x="7.495cm" svg:y="6.574cm"><text:p text:style-name="P51">display_array.c</text:p><draw:enhanced-geometry svg:viewBox="0 0 21600 21600" draw:type="rectangle" draw:enhanced-path="M 0 0 L 21600 0 21600 21600 0 21600 0 0 Z N"/></draw:custom-shape><draw:custom-shape draw:name="Shape3_5" draw:style-name="gr5" draw:text-style-name="P54" svg:width="2.991cm" svg:height="1.35cm" svg:x="13.236cm" svg:y="6.564cm"><text:p text:style-name="P51">hsum.asm</text:p><draw:enhanced-geometry svg:viewBox="0 0 21600 21600" draw:type="rectangle" draw:enhanced-path="M 0 0 L 21600 0 21600 21600 0 21600 0 0 Z N"/></draw:custom-shape><draw:custom-shape draw:name="Shape3_14" draw:style-name="gr3" draw:text-style-name="P52" svg:width="2.991cm" svg:height="1.35cm" svg:x="13.527cm" svg:y="0.076cm"><text:p text:style-name="P51">run.sh</text:p><text:p text:style-name="P51"><text:span text:style-name="T26">Bash</text:span></text:p><draw:enhanced-geometry svg:viewBox="0 0 21600 21600" draw:type="rectangle" draw:enhanced-path="M 0 0 L 21600 0 21600 21600 0 21600 0 0 Z N"/></draw:custom-shape><draw:line draw:name="Shape4_1" draw:style-name="gr6" draw:text-style-name="P50" svg:x1="8.844cm" svg:y1="1.563cm" svg:x2="8.897cm" svg:y2="2.759cm"><text:p/></draw:line><draw:line draw:name="Shape4_4" draw:style-name="gr6" draw:text-style-name="P50" svg:x1="3.5cm" svg:y1="5.823cm" svg:x2="3.553cm" svg:y2="6.611cm"><text:p/></draw:line><draw:line draw:name="Shape4_5" draw:style-name="gr6" draw:text-style-name="P50" svg:x1="14.639cm" svg:y1="5.775cm" svg:x2="14.692cm" svg:y2="6.563cm"><text:p/></draw:line><draw:line draw:name="Shape4_11" draw:style-name="gr6" draw:text-style-name="P50" svg:x1="8.871cm" svg:y1="4.108cm" svg:x2="9.007cm" svg:y2="6.574cm"><text:p/></draw:line></draw:g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6">random_fill_array.asm</text:p>
      <text:p text:style-name="P9"/>
      <text:p text:style-name="P9">The function random_fill_array is the same one from Assignment 5 with one extra condition. <text:s/>In assignment 5 the function rejected all nans. <text:s/>That is good keep. <text:s/>Additionally, make the function reject all “near zeros”. <text:s text:c="2"/>That means if the stored exponent is 11 bits of zero<text:span text:style-name="T1">s</text:span> then reject the entire number.</text:p>
      <text:p text:style-name="P9"/>
      <text:p text:style-name="P10">In short random_fill_array rejects big numbers (nans) and little numbers (stored exp zero).</text:p>
      <text:p text:style-name="P10"/>
      <text:p text:style-name="P10"/>
      <text:p text:style-name="P10"/>
      <text:p text:style-name="P10"/>
      <text:p text:style-name="P46">Hsum<text:span text:style-name="T3"> </text:span><text:span text:style-name="T4">is programmed in assembly</text:span></text:p>
      <text:p text:style-name="P10"/>
      <text:p text:style-name="P10">This is a programming class and so there is always something new to program in each test. <text:s/>This is it.</text:p>
      <text:p text:style-name="P10"/>
      <text:p text:style-name="P10">The hsum function computes the harmonic sum of the numbers in the array passed to it. <text:s/>It’s prototype is </text:p>
      <text:p text:style-name="P10"/>
      <text:p text:style-name="P10"><text:tab/>double <text:s/>hsum <text:s/>(double <text:s/>a [ ], unsigned long count);</text:p>
      <text:p text:style-name="P10"/>
      <text:p text:style-name="P10">“count’ holds the number of valid numbers stored in a. <text:s/>The physical size of a is probably larger that count, but we’re not concerned with that.</text:p>
      <text:p text:style-name="P10"/>
      <text:p text:style-name="P10"/>
      <text:p text:style-name="P10"/>
      <text:p text:style-name="P11">The harmonic sum of the array a is <text:s/><draw:frame draw:style-name="fr1" draw:name="Object1" text:anchor-type="as-char" svg:y="-0.619cm" svg:width="6.015cm" svg:height="1.011cm" draw:z-index="1"><draw:object xlink:href="./Object 1" xlink:type="simple" xlink:show="embed" xlink:actuate="onLoad"/><draw:image xlink:href="./ObjectReplacements/Object 1" xlink:type="simple" xlink:show="embed" xlink:actuate="onLoad"/></draw:frame></text:p>
      <text:p text:style-name="P11"/>
      <text:p text:style-name="P11"/>
      <text:p text:style-name="P11"/>
      <text:p text:style-name="P11">The array is passed to hsum from the caller. <text:s/>The function hsum adds together all the reciprocals, and returns that sum to the caller.</text:p>
      <text:p text:style-name="P11"/>
      <text:p text:style-name="P11"/>
      <text:p text:style-name="P11"/>
      <text:p text:style-name="P11"/>
      <text:p text:style-name="P4">The harmonic mean (also known as harmonic average).</text:p>
      <text:p text:style-name="P15"/>
      <text:p text:style-name="P15">This number is computed inside the supervisor function. <text:s/>The equation for the hmean is count divided by harmonic sum: <text:s/><draw:frame draw:style-name="fr1" draw:name="Object2" text:anchor-type="as-char" svg:y="-0.619cm" svg:width="2.748cm" svg:height="0.998cm" draw:z-index="2"><draw:object xlink:href="./Object 2" xlink:type="simple" xlink:show="embed" xlink:actuate="onLoad"/><draw:image xlink:href="./ObjectReplacements/Object 2" xlink:type="simple" xlink:show="embed" xlink:actuate="onLoad"/></draw:frame></text:p>
      <text:p text:style-name="P15"/>
      <text:p text:style-name="P15"/>
      <text:p text:style-name="P15"/>
      <text:p text:style-name="P15"/>
      <text:p text:style-name="P45">Sample dialog</text:p>
      <text:p text:style-name="P11"/>
      <text:p text:style-name="P12">Welcome to <text:span text:style-name="T2">Harmonic Mean</text:span> by Jennifer Torres</text:p>
      <text:p text:style-name="P12"/>
      <text:p text:style-name="P12">This program will <text:span text:style-name="T2">compute the harmonic mean of your numbers.</text:span></text:p>
      <text:p text:style-name="P14"/>
      <text:p text:style-name="P16">Please input the count of number of data items to be placed into the array <text:span text:style-name="T5">with </text:span></text:p>
      <text:p text:style-name="P16"><text:span text:style-name="T5">maximum 1 million)</text:span>: <text:span text:style-name="T19">3</text:span></text:p>
      <text:p text:style-name="P16"/>
      <text:p text:style-name="P16">The array has been filled with non-deterministic random 64-bit float numbers.</text:p>
      <text:p text:style-name="P16"/>
      <text:p text:style-name="P42"><text:span text:style-name="T7">Here are </text:span><text:span text:style-name="T8">the values in the array:</text:span></text:p>
      <text:p text:style-name="P41"><text:span text:style-name="T8">2.</text:span><text:span text:style-name="T6">5</text:span></text:p>
      <text:p text:style-name="P35">1.9</text:p>
      <text:p text:style-name="P35">4.0</text:p>
      <text:p text:style-name="P23"/>
      <text:p text:style-name="P23"/>
      <text:p text:style-name="P23"/>
      <text:p text:style-name="P17">The harmonic sum is 1.176315789</text:p>
      <text:p text:style-name="P17"/>
      <text:p text:style-name="P43"><text:span text:style-name="T6">The harmonic mean is </text:span><text:span text:style-name="T9">2.550335571</text:span></text:p>
      <text:p text:style-name="P18"/>
      <text:p text:style-name="P19">The supervisor will return the mean to the caller.</text:p>
      <text:p text:style-name="P24"/>
      <text:p text:style-name="P13">The main function received this number 2.550335571 and will keep it for a while.</text:p>
      <text:p text:style-name="P13"/>
      <text:p text:style-name="P13">Enjoy your winter break</text:p>
      <text:p text:style-name="P24"/>
      <text:p text:style-name="P24"/>
      <text:p text:style-name="P24">Color codes</text:p>
      <text:p text:style-name="P36"><text:span text:style-name="T12">Yellow:</text:span><text:span text:style-name="T6"> <text:s/>Output from driver (main)</text:span></text:p>
      <text:p text:style-name="P36"><text:span text:style-name="T11">Green:</text:span><text:span text:style-name="T6"> <text:s/>Output from display_array.c</text:span></text:p>
      <text:p text:style-name="P36"><text:span text:style-name="T10">Pink:</text:span><text:span text:style-name="T6"> <text:s text:c="4"/>Output from supervisor</text:span></text:p>
      <text:p text:style-name="P24"/>
      <text:p text:style-name="P24"/>
      <text:p text:style-name="P24"/>
      <text:p text:style-name="P47">Unexpected issue</text:p>
      <text:p text:style-name="P25"/>
      <text:p text:style-name="P25">How do you verify that your computed values, hsum and hmean, are really correct.</text:p>
      <text:p text:style-name="P25"/>
      <text:p text:style-name="P25">This did not occur to me when I was planning for the document you are now reading.</text:p>
      <text:p text:style-name="P25"/>
      <text:p text:style-name="P25"/>
      <text:p text:style-name="P26"/>
      <text:p text:style-name="P26"/>
      <text:p text:style-name="P26">Here is what I recommend.</text:p>
      <text:p text:style-name="P26"/>
      <text:p text:style-name="P27">Do a test with a single number in the array.</text:p>
      <text:p text:style-name="P27"/>
      <text:p text:style-name="P27">The Hsum and the Hmean will both be equal to the single number in the array.</text:p>
      <text:p text:style-name="P26"/>
      <text:p text:style-name="P26"/>
      <text:p text:style-name="P26"/>
      <text:p text:style-name="P37"><text:span text:style-name="T6">Do </text:span><text:span text:style-name="T14">a second test with </text:span><text:span text:style-name="T6">count set to 2. <text:s text:c="2"/>That will result in an array with </text:span><text:span text:style-name="T13">2</text:span><text:span text:style-name="T6"> messy numbers:</text:span></text:p>
      <text:p text:style-name="P25"/>
      <text:p text:style-name="P25">74.63423</text:p>
      <text:p text:style-name="P25">-1.9945242</text:p>
      <text:p text:style-name="P25"/>
      <text:p text:style-name="P28">Use your calculator to get their reciprocals</text:p>
      <text:p text:style-name="P28"/>
      <text:p text:style-name="P27">0.0133986</text:p>
      <text:p text:style-name="P27">-0.5013727</text:p>
      <text:p text:style-name="P27"/>
      <text:p text:style-name="P27">Then add them</text:p>
      <text:p text:style-name="P27">74.132857 <text:s text:c="4"/>&lt;== Hsum</text:p>
      <text:p text:style-name="P27"/>
      <text:p text:style-name="P27">Then divide</text:p>
      <text:p text:style-name="P38"><text:span text:style-name="T6">2.0 / 74.132857 <text:s/></text:span><text:span text:style-name="T15">= <text:s/>0.02697859 <text:s text:c="3"/></text:span><text:span text:style-name="T6"><text:s text:c="2"/>&lt;== Hmean</text:span></text:p>
      <text:p text:style-name="P27"/>
      <text:p text:style-name="P27"/>
      <text:p text:style-name="P27">Skip checking the results for more than 2 numbers in the array. <text:s/>There is not enough time.</text:p>
      <text:p text:style-name="P27"/>
      <text:p text:style-name="P27"/>
      <text:p text:style-name="P38"><text:span text:style-name="T6">I regret that </text:span><text:span text:style-name="T15">verifying the outcome is rather complex. <text:s/>I did not think of verification until this document was mostly complete.</text:span></text:p>
      <text:p text:style-name="P49"><text:span text:style-name="T6">Partial credit </text:span><text:span text:style-name="T17">worth from 25 to 80 points depending on the quality.</text:span></text:p>
      <text:p text:style-name="P29"/>
      <text:p text:style-name="P29">Partial credit is always better than no credit. <text:s/>I have spoken highly of partial credit all semester.</text:p>
      <text:p text:style-name="P29"/>
      <text:p text:style-name="P39"><text:span text:style-name="T16">The goal is to show me some of your programming skill.</text:span><text:span text:style-name="T6"> <text:s/>The role of function hsum.asm is </text:span><text:span text:style-name="T17">to show me your programming skill</text:span><text:span text:style-name="T6">.</text:span></text:p>
      <text:p text:style-name="P29"/>
      <text:p text:style-name="P30">If you are unsure of your ability to make hsum then replace it with something such as shift_left, or sum_of_squares <text:s/>or <text:s/>move_largest_to_front <text:s/>or count_the_negatives <text:s/>or <text:s/>absolute value (each number is replaced by its absolute value), and so on.</text:p>
      <text:p text:style-name="P30"/>
      <text:p text:style-name="P30">The number of thing<text:span text:style-name="T24">s</text:span> you can do with an array of numbers is endless.</text:p>
      <text:p text:style-name="P30"/>
      <text:p text:style-name="P31">If you can’t think of something to do then omit the hsum function completely. <text:s/>In its place output “Happy Christmas Chris” or say something else.</text:p>
      <text:p text:style-name="P30"/>
      <text:p text:style-name="P30">Make something that conveys the message “Hey I can program, I just can’t do this harmonic stuff”.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7">The blank program.</text:p>
      <text:p text:style-name="P31"/>
      <text:p text:style-name="P31">Make a pure assembly program (1 source file) that wishes something nice for Chris. <text:s/>Make the program in 100% assembly with syscalls. <text:s/>Any code written in C or C++ doesn’t count. <text:s/>The whole class is composed of expert C++ programs. <text:s/>I don’t to see you C++ skill – I want to see your assembly skill and how you used syscalls.</text:p>
      <text:p text:style-name="P31"/>
      <text:p text:style-name="P31">The blank program is worth 20%.</text:p>
      <text:p text:style-name="P31"/>
      <text:p text:style-name="P31"/>
      <text:p text:style-name="P31"/>
      <text:p text:style-name="P31"/>
      <text:p text:style-name="P31"/>
      <text:p text:style-name="P48">The test ends at 4:00pm</text:p>
      <text:p text:style-name="P21"/>
      <text:p text:style-name="P21">Place these Identifying comments in all the source files. <text:s/>You may omit comments from Bash.</text:p>
      <text:p text:style-name="P21"/>
      <text:p text:style-name="P40"><text:span text:style-name="T6"><text:tab/></text:span><text:span text:style-name="T18">Your name</text:span></text:p>
      <text:p text:style-name="P32"><text:tab/>This course number, namely “CPSC2<text:span text:style-name="T20">40-1</text:span>”.</text:p>
      <text:p text:style-name="P32"><text:tab/>The words: “Final <text:span text:style-name="T20">Program </text:span>Test”.</text:p>
      <text:p text:style-name="P20"><text:tab/>Your preferred email address <text:span text:style-name="T21">(university mail or other mail)</text:span></text:p>
      <text:p text:style-name="P20"/>
      <text:p text:style-name="P21">The email address will be used if I need your input during the days of grading. <text:s/>You email is not saved in a future mailing list.</text:p>
      <text:p text:style-name="P21"/>
      <text:p text:style-name="P21">Send me 5 source files and one bash file to the usual place: holliday@fullerton.edu </text:p>
      <text:p text:style-name="P21"/>
      <text:p text:style-name="P34">Important. <text:s/>Do not send me a link to wherever.</text:p>
      <text:p text:style-name="P21"/>
      <text:p text:style-name="P22">Why do I have to repeat this? <text:s text:c="2"/>Because people continue sending me links and continue receiving scores of zero.</text:p>
      <text:p text:style-name="P21"/>
      <text:p text:style-name="P21"/>
      <text:p text:style-name="P21">I will be grading your concept test and today’s program during the time Dec 14 through Jan 1. <text:s/>I will not be reading email during those days. <text:s/>Save your questions until after the first Friday of January. <text:s/>Then the final class curve will be publicly available.</text:p>
      <text:p text:style-name="P21"/>
      <text:p text:style-name="P21"/>
      <text:p text:style-name="P21"/>
      <text:p text:style-name="P21">Good-bye everyone. <text:s/>Some of you I never met because you were an online only participant. <text:s/>Many of you I know via many exchanges of emails. <text:s/>I will miss this class of “Fall 22”.</text:p>
      <text:p text:style-name="P21"/>
      <text:p text:style-name="P21">Go on and learn many other upper division subjects. <text:s/><text:span text:style-name="T22">Send me an email “I did it” when you graduate.</text:span></text:p>
      <text:p text:style-name="P21"/>
      <text:p text:style-name="P22">Be well, stay safe.</text:p>
      <text:p text:style-name="P22">Floyd Holliday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1-01T14:28:30.863048091</meta:creation-date>
    <meta:generator>LibreOffice/6.4.7.2$Linux_X86_64 LibreOffice_project/40$Build-2</meta:generator>
    <meta:editing-cycles>0</meta:editing-cycles>
    <meta:editing-duration>P0D</meta:editing-duration>
    <meta:document-statistic meta:table-count="0" meta:image-count="0" meta:object-count="2" meta:page-count="7" meta:paragraph-count="89" meta:word-count="1059" meta:character-count="6017" meta:non-whitespace-character-count="4970"/>
  </office:meta>
</office:document-meta>
</file>

<file path=Object 1/content.xml><?xml version="1.0" encoding="utf-8"?>
<math xmlns="http://www.w3.org/1998/Math/MathML" display="block">
  <semantics>
    <mrow>
      <mfrac>
        <mn>1</mn>
        <mrow>
          <mi>a</mi>
          <mrow>
            <mo fence="true" stretchy="false">[</mo>
            <mrow>
              <mn>0</mn>
            </mrow>
            <mo fence="true" stretchy="false">]</mo>
          </mrow>
        </mrow>
      </mfrac>
      <mo stretchy="false">+</mo>
      <mfrac>
        <mn>1</mn>
        <mrow>
          <mi>a</mi>
          <mrow>
            <mo fence="true" stretchy="false">[</mo>
            <mrow>
              <mn>1</mn>
            </mrow>
            <mo fence="true" stretchy="false">]</mo>
          </mrow>
        </mrow>
      </mfrac>
      <mo stretchy="false">+</mo>
      <mfrac>
        <mn>1</mn>
        <mrow>
          <mi>a</mi>
          <mrow>
            <mo fence="true" stretchy="false">[</mo>
            <mrow>
              <mn>2</mn>
            </mrow>
            <mo fence="true" stretchy="false">]</mo>
          </mrow>
        </mrow>
      </mfrac>
      <mo stretchy="false">+</mo>
      <mn>.....</mn>
      <mo stretchy="false">+</mo>
      <mfrac>
        <mn>1</mn>
        <mrow>
          <mi>a</mi>
          <mrow>
            <mo fence="true" stretchy="false">[</mo>
            <mrow>
              <mi mathvariant="italic">count</mi>
            </mrow>
            <mo fence="true" stretchy="false">]</mo>
          </mrow>
        </mrow>
      </mfrac>
    </mrow>
    <annotation encoding="StarMath 5.0">1 over {a[0]} + 1 over {a[1]} + 1 over {a[2]} + ..... + 1 over {a[count]}</annotation>
  </semantics>
</math>
</file>

<file path=Object 2/content.xml><?xml version="1.0" encoding="utf-8"?>
<math xmlns="http://www.w3.org/1998/Math/MathML" display="block">
  <semantics>
    <mrow>
      <mi mathvariant="italic">hmean</mi>
      <mo stretchy="false">=</mo>
      <mfrac>
        <mi mathvariant="italic">count</mi>
        <mi mathvariant="italic">hsum</mi>
      </mfrac>
    </mrow>
    <annotation encoding="StarMath 5.0">hmean = count over hsum</annotation>
  </semantics>
</math>
</file>